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B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text-underline-style="solid" style:text-underline-width="auto" style:text-underline-color="font-color"/>
    </style:style>
    <style:style style:name="P2" style:family="paragraph" style:parent-style-name="Table_20_Contents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Módulo Servidor HTTP</text:h>
      <text:h text:style-name="Heading_20_4" text:outline-level="4">Descripción general:</text:h>
      <text:p text:style-name="Text_20_body">Este módulo es el encargado de de simular a un servidor HTTP dentro de la aplicación. Un servidor HTTP puede manejar múltiples clientes en simultáneo respetando el protocolo HTTP. Además este puede ser apagado en cualquier momento.</text:p>
      <text:p text:style-name="Text_20_body">Esta clase implementa Thread.</text:p>
      <text:h text:style-name="Heading_20_4" text:outline-level="4">Métodos y funciones: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e_20_Contents">ServidorHTTP(const Configuracion&amp; c, bool reiniciando)</text:p>
          </table:table-cell>
          <table:table-cell table:style-name="Tabla1.B1" office:value-type="string">
            <text:p text:style-name="Table_20_Contents"><text:bookmark-start text:name="__DdeLink__319_1080519106"/>Constructor.</text:p>
            <text:p text:style-name="P2">Crea un nuevo servidor HTTP con la configuración pasada. </text:p>
            <text:p text:style-name="P2">Si reiniciando es <text:span text:style-name="T1">true</text:span> entonces el modo de apertura es de reinicio. Por lo tanto, el SO, tratará de reutilizar el puerto que se encontraba en estado de TIME_WAIT.<text:bookmark-end text:name="__DdeLink__319_1080519106"/></text:p>
          </table:table-cell>
        </table:table-row>
        <table:table-row>
          <table:table-cell table:style-name="Tabla1.A2" office:value-type="string">
            <text:p text:style-name="Table_20_Contents">~ServidorHTTP()</text:p>
          </table:table-cell>
          <table:table-cell table:style-name="Tabla1.B2" office:value-type="string">
            <text:p text:style-name="Table_20_Contents">Destructor.</text:p>
            <text:p text:style-name="Table_20_Contents">Libera los recursos que estaba manejando el servidor</text:p>
          </table:table-cell>
        </table:table-row>
        <table:table-row>
          <table:table-cell table:style-name="Tabla1.A2" office:value-type="string">
            <text:p text:style-name="Table_20_Contents">void start()</text:p>
          </table:table-cell>
          <table:table-cell table:style-name="Tabla1.B2" office:value-type="string">
            <text:p text:style-name="Table_20_Contents">Método de la clase base Thread. Ejecuta el método <text:span text:style-name="T1">Run</text:span> del servidor</text:p>
          </table:table-cell>
        </table:table-row>
        <table:table-row>
          <table:table-cell table:style-name="Tabla1.A2" office:value-type="string">
            <text:p text:style-name="Table_20_Contents">void apagar()</text:p>
          </table:table-cell>
          <table:table-cell table:style-name="Tabla1.B2" office:value-type="string">
            <text:p text:style-name="Table_20_Contents">Detiene el hilo del servidor.</text:p>
          </table:table-cell>
        </table:table-row>
      </table:table>
      <text:p text:style-name="P1"/>
      <text:h text:style-name="Heading_20_3" text:outline-level="3">Modulo Servidor</text:h>
      <text:h text:style-name="Heading_20_4" text:outline-level="4">Descripción general:</text:h>
      <text:p text:style-name="Text_20_body">Este módulo se encarga de simular un servidor para nuestro sistema. El servidor tendrá un puerto de control donde estará escuchando las peticiones de apagado del mismo. Además tendrá, según <text:s/>el estado, un servidor HTTP corriendo.</text:p>
      <text:h text:style-name="Heading_20_4" text:outline-level="4">Métodos y funciones:</text:h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Table_20_Contents">Servidor(const Configuracion&amp; c, bool reiniciando)</text:p>
          </table:table-cell>
          <table:table-cell table:style-name="Tabla2.B1" office:value-type="string">
            <text:p text:style-name="Table_20_Contents">Constructor.</text:p>
            <text:p text:style-name="P2">Crea un nuevo servidor <text:s/>con la configuración pasada. Escuchará el pedido de cierre del servidor HTTP en el puerto indicado en la configuración como puerto de control.</text:p>
            <text:p text:style-name="P2">Si reiniciando es <text:span text:style-name="T1">true</text:span> entonces el modo de apertura es de reinicio. Por lo tanto, el SO, tratará de reutilizar el puerto que se encontraba en estado de TIME_WAIT.</text:p>
          </table:table-cell>
        </table:table-row>
        <table:table-row>
          <table:table-cell table:style-name="Tabla2.A2" office:value-type="string">
            <text:p text:style-name="Table_20_Contents">Int start()</text:p>
          </table:table-cell>
          <table:table-cell table:style-name="Tabla2.B2" office:value-type="string">
            <text:p text:style-name="Table_20_Contents">Ejecuta el servidor y devuelve el código de retorno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blo </meta:initial-creator>
    <meta:creation-date>2011-11-27T19:31:33</meta:creation-date>
    <dc:date>2011-11-28T02:46:06</dc:date>
    <dc:creator>Pablo </dc:creator>
    <meta:editing-duration>PT48M20S</meta:editing-duration>
    <meta:editing-cycles>5</meta:editing-cycles>
    <meta:generator>LibreOffice/3.3$Unix LibreOffice_project/330m19$Build-401</meta:generator>
    <meta:document-statistic meta:table-count="2" meta:image-count="0" meta:object-count="0" meta:page-count="1" meta:paragraph-count="26" meta:word-count="240" meta:character-count="1540"/>
  </office:meta>
</office:document-meta>
</file>